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S Mincho" svg:font-family="'MS Mincho', 'ＭＳ 明朝'" style:font-family-generic="modern"/>
    <style:font-face style:name="Mangal1" svg:font-family="Mangal" style:font-pitch="variable"/>
    <style:font-face style:name="SimSun1" svg:font-family="SimSun, 'Arial Unicode MS'"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Fett"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text-properties style:font-name="Arial" fo:font-size="12pt" officeooo:paragraph-rsid="0016a7d8" style:font-size-asian="12pt" style:font-size-complex="12pt"/>
    </style:style>
    <style:style style:name="P3" style:family="paragraph" style:parent-style-name="Standard">
      <style:text-properties style:font-name="Arial" fo:font-size="12pt" officeooo:rsid="00173ec4" officeooo:paragraph-rsid="00173ec4" style:font-size-asian="12pt" style:font-size-complex="12pt"/>
    </style:style>
    <style:style style:name="P4" style:family="paragraph" style:parent-style-name="Standard">
      <style:text-properties style:font-name="Arial" fo:font-size="12pt" officeooo:rsid="00178de0" officeooo:paragraph-rsid="00178de0" style:font-size-asian="12pt" style:font-size-complex="12pt"/>
    </style:style>
    <style:style style:name="P5" style:family="paragraph" style:parent-style-name="Standard">
      <style:text-properties style:font-name="Arial" fo:font-size="12pt" officeooo:rsid="00178de0" officeooo:paragraph-rsid="0017ada5" style:font-size-asian="12pt" style:font-size-complex="12pt"/>
    </style:style>
    <style:style style:name="P6" style:family="paragraph" style:parent-style-name="Standard">
      <style:text-properties style:font-name="Arial" fo:font-size="12pt" officeooo:rsid="0017ada5" officeooo:paragraph-rsid="0017ada5" style:font-size-asian="12pt" style:font-size-complex="12pt"/>
    </style:style>
    <style:style style:name="P7" style:family="paragraph" style:parent-style-name="Standard" style:master-page-name="Standard">
      <style:paragraph-properties style:page-number="auto" fo:break-before="page"/>
      <style:text-properties style:font-name="Arial" fo:font-size="12pt" officeooo:paragraph-rsid="00148a99" style:font-size-asian="12pt" style:font-size-complex="12pt"/>
    </style:style>
    <style:style style:name="P8" style:family="paragraph" style:parent-style-name="Standard">
      <style:text-properties style:font-name="Arial" fo:font-size="12pt" style:font-size-asian="12pt" style:font-size-complex="12pt"/>
    </style:style>
    <style:style style:name="T1" style:family="text">
      <style:text-properties officeooo:rsid="00148a99"/>
    </style:style>
    <style:style style:name="T2" style:family="text">
      <style:text-properties fo:font-weight="bold" style:font-weight-asian="bold" style:font-weight-complex="bold"/>
    </style:style>
    <style:style style:name="T3" style:family="text">
      <style:text-properties fo:font-weight="bold" officeooo:rsid="00148a99" style:font-weight-asian="bold" style:font-weight-complex="bold"/>
    </style:style>
    <style:style style:name="T4" style:family="text">
      <style:text-properties fo:font-weight="bold" officeooo:rsid="0016a7d8" style:font-weight-asian="bold" style:font-weight-complex="bold"/>
    </style:style>
    <style:style style:name="T5" style:family="text">
      <style:text-properties fo:font-weight="bold" officeooo:rsid="00178de0" style:font-weight-asian="bold" style:font-weight-complex="bold"/>
    </style:style>
    <style:style style:name="T6" style:family="text">
      <style:text-properties officeooo:rsid="0016a7d8"/>
    </style:style>
    <style:style style:name="T7" style:family="text">
      <style:text-properties style:font-name="Arial" fo:font-size="12pt" style:font-size-asian="12pt" style:font-size-complex="12pt"/>
    </style:style>
    <style:style style:name="T8" style:family="text">
      <style:text-properties officeooo:rsid="00178de0"/>
    </style:style>
    <style:style style:name="T9" style:family="text">
      <style:text-properties officeooo:rsid="0017ada5"/>
    </style:style>
    <style:style style:name="T10" style:family="text">
      <style:text-properties officeooo:rsid="001cdcb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irko Tachezy <text:line-break/><text:span text:style-name="T1">Schöneggstrasse 136</text:span><text:line-break/><text:span text:style-name="T1">8953 Dietikon</text:span></text:p>
      <text:p text:style-name="P2">Telefon: 078 / 759 55 66<text:line-break/>E-Mail: mirko.tachezy@gmx.net <text:line-break/><text:line-break/><text:tab/><text:tab/><text:tab/><text:tab/><text:tab/><text:tab/><text:tab/><text:tab/><text:span text:style-name="T10">BSH Hausgeräte AG</text:span></text:p>
      <text:p text:style-name="P2"><text:tab/><text:tab/><text:tab/><text:tab/><text:tab/><text:tab/><text:tab/><text:tab/><text:span text:style-name="T10">Frau Susanne Hug</text:span></text:p>
      <text:p text:style-name="P2"><text:tab/><text:tab/><text:tab/><text:tab/><text:tab/><text:tab/><text:tab/><text:tab/><text:span text:style-name="T10">Fahrweidstrasse 80</text:span></text:p>
      <text:p text:style-name="P2"><text:tab/><text:tab/><text:tab/><text:tab/><text:tab/><text:tab/><text:tab/><text:tab/><text:span text:style-name="T10">8954 Geroldswil</text:span></text:p>
      <text:p text:style-name="P2"><text:tab/><text:tab/><text:tab/><text:tab/><text:tab/><text:tab/><text:tab/><text:tab/><text:line-break/> </text:p>
      <text:p text:style-name="P1"/>
      <text:p text:style-name="P1"><text:tab/><text:tab/><text:tab/><text:tab/><text:tab/><text:tab/><text:tab/><text:tab/><text:span text:style-name="T1">Dietikon</text:span>, <text:span text:style-name="T6">5</text:span>. <text:span text:style-name="T6">Juni</text:span> 201<text:span text:style-name="T6">8</text:span></text:p>
      <text:p text:style-name="P1"><text:line-break/><text:line-break/><text:span text:style-name="T2">Bewerbung </text:span><text:span text:style-name="T3">um einen Ausbildungsplatz zum </text:span><text:span text:style-name="T4">Logistiker (Lager)</text:span><text:span text:style-name="T3"> EFZ</text:span></text:p>
      <text:p text:style-name="P2"><text:line-break/><text:line-break/>Sehr geehrte <text:span text:style-name="T10">Frau Hug</text:span>,</text:p>
      <text:p text:style-name="P2"/>
      <text:p text:style-name="P3">Wie <text:span text:style-name="T9">mit Ihnen</text:span> am Telefon besprochen reiche ich hiermit meine Bewerbung bei Ihnen ein. Mit meinen 34 Jahren bin ich mit Abstand nicht der jüngste Lehrstellensuchende. Dafür habe ich bereits mehrjährige Erfahrungen auf dem Arbeitsmarkt gesammelt, darunter auch in der Logistik im Lagerbetrieb sowie in der Distribution.</text:p>
      <text:p text:style-name="P3"/>
      <text:p text:style-name="P3"><text:span text:style-name="T2">Selbständiges arbeiten</text:span>, bei dem die <text:span text:style-name="T2">Selbstkontrolle</text:span> ein grosser Faktor spielt, ist für mich kein Fremdwort. Durch meine <text:span text:style-name="T2">Flexibilität</text:span>, die Fähigkeit des <text:span text:style-name="T2">analytischen</text:span>, <text:span text:style-name="T5">logischen</text:span><text:span text:style-name="T8"> und </text:span><text:span text:style-name="T5">abstrakten</text:span><text:span text:style-name="T8"> </text:span><text:span text:style-name="T5">Denkens</text:span><text:span text:style-name="T8">, bin ich davon überzeugt mich sehr gut in ihr Unternehmen einbringen zu können. Darüber hinaus habe ich einige Erfahrungen im </text:span><text:span text:style-name="T5">Umgang</text:span><text:span text:style-name="T8"> </text:span><text:span text:style-name="T5">verschiedenster</text:span><text:span text:style-name="T8"> </text:span><text:span text:style-name="T5">Maschinen</text:span><text:span text:style-name="T8"> und bin </text:span><text:span text:style-name="T5">handwerklich</text:span><text:span text:style-name="T8"> nicht ungeschickt. Durch meine </text:span><text:span text:style-name="T5">Kommunikationsfähigkeit</text:span><text:span text:style-name="T8"> bin ich auch ein sehr guter </text:span><text:span text:style-name="T5">Teamspieler</text:span><text:span text:style-name="T8">. </text:span></text:p>
      <text:p text:style-name="P1"><text:line-break/><text:span text:style-name="T8">Nun stellt sich Ihnen wahrscheinlich auch die Frage welche Ziele ich anstrebe.</text:span></text:p>
      <text:p text:style-name="P4">Sofern möglich strebe ich es an die Ausbildung zum Logistiker (Lager) <text:span text:style-name="T9">mit Eidgenössischem Fähigkeitszeugnis in der verkürzen Lehrzeit zu absolvieren, im Idealfall kombiniert mit der Berufsmaturität. </text:span></text:p>
      <text:p text:style-name="P6">Mein längerfristiges Ziel welches ich verfolge ist eine Ausbildung im Sozialwesen, sprich</text:p>
      <text:p text:style-name="P6">Sozialarbeiter oder Sozialpädagoge. Um diese Ausbildung in Angriff zu nehmen benötige ich jedoch erst einmal ein Arbeitsdiplom wenn möglich mit abgeschlossener BMS. </text:p>
      <text:p text:style-name="P5"/>
      <text:p text:style-name="P1"/>
      <text:p text:style-name="P1">Sehr gern möchte ich Sie in einem Vorstellungsgespräch <text:span text:style-name="T9">und einer Schnupperlehre</text:span> persönlich von meinen Stärken überzeugen. Über eine Einladung von Ihnen freue ich mich daher ganz besonders.</text:p>
      <text:p text:style-name="P1"/>
      <text:p text:style-name="P1"/>
      <text:p text:style-name="P1">Mit freundlichen Grüssen<text:line-break/></text:p>
      <text:p text:style-name="P1">Mirko Tachezy</text:p>
      <text:p text:style-name="P1"/>
      <text:p text:style-name="Standard"><text:span text:style-name="WW-Absatz-Standardschriftart1"><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MS Mincho" svg:font-family="'MS Mincho', 'ＭＳ 明朝'" style:font-family-generic="modern"/>
    <style:font-face style:name="Mangal1" svg:font-family="Mangal" style:font-pitch="variable"/>
    <style:font-face style:name="SimSun1" svg:font-family="SimSun, 'Arial Unicode MS'"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Fett"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CH"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CH"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76cm" fo:orphans="0" fo:widows="0" fo:hyphenation-ladder-count="no-limit" style:vertical-align="baseline" style:writing-mode="lr-tb"/>
      <style:text-properties style:use-window-font-color="true" style:font-name="Times New Roman" fo:font-family="'Times New Roman'" style:font-family-generic="roman" style:font-pitch="variable" fo:font-size="12pt" fo:language="de" fo:country="CH" style:letter-kerning="true" style:font-name-asian="SimSun1" style:font-family-asian="SimSun, 'Arial Unicode MS'" style:font-pitch-asian="variable" style:font-size-asian="12pt" style:font-name-complex="Mangal1"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1"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fo:hyphenation-remain-char-count="2" fo:hyphenation-push-char-count="2"/>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2" fo:hyphenation-push-char-count="2"/>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bsatz-Standardschriftart" style:family="text"/>
    <style:style style:name="Absatz-Standardschriftart1" style:family="text"/>
    <style:style style:name="WW-Absatz-Standardschriftart" style:family="text"/>
    <style:style style:name="WW-Absatz-Standardschriftart1" style:family="text"/>
    <style:style style:name="Kopfzeile_20_Zchn" style:display-name="Kopfzeile Zchn" style:family="text" style:parent-style-name="WW-Absatz-Standardschriftart1">
      <style:text-properties style:font-size-complex="10.5pt"/>
    </style:style>
    <style:style style:name="Fußzeile_20_Zchn" style:display-name="Fußzeile Zchn" style:family="text" style:parent-style-name="WW-Absatz-Standardschriftart1">
      <style:text-properties style:font-size-complex="10.5pt"/>
    </style:style>
    <style:style style:name="Hyperlink1" style:family="text" style:parent-style-name="WW-Absatz-Standardschriftart1">
      <style:text-properties fo:color="#0000ff"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5T11:56:47.385000000</meta:creation-date>
    <meta:editing-cycles>5</meta:editing-cycles>
    <meta:generator>LibreOffice/5.1.6.2$Windows_x86 LibreOffice_project/07ac168c60a517dba0f0d7bc7540f5afa45f0909</meta:generator>
    <meta:editing-duration>PT20M5S</meta:editing-duration>
    <dc:date>2018-06-05T13:38:02.056000000</dc:date>
    <meta:document-statistic meta:table-count="0" meta:image-count="0" meta:object-count="0" meta:page-count="1" meta:paragraph-count="18" meta:word-count="255" meta:character-count="1881" meta:non-whitespace-character-count="1581"/>
  </office:meta>
</office:document-meta>
</file>